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016cm" svg:height="1.016cm" svg:x="0.108cm" svg:y="0.108cm">
          <text:p text:style-name="P1"><text:span text:style-name="T1">0x60</text:span></text:p>
        </draw:rect>
        <draw:rect draw:style-name="gr2" draw:text-style-name="P3" draw:layer="layout" svg:width="1.016cm" svg:height="1.016cm" svg:x="1.124cm" svg:y="0.108cm">
          <text:p text:style-name="P1"><text:span text:style-name="T1">0x13</text:span></text:p>
        </draw:rect>
        <draw:rect draw:style-name="gr3" draw:text-style-name="P3" draw:layer="layout" svg:width="1.524cm" svg:height="1.016cm" svg:x="2.14cm" svg:y="0.108cm">
          <text:p text:style-name="P1"><text:span text:style-name="T1">210</text:span></text:p>
        </draw:rect>
        <draw:rect draw:style-name="gr3" draw:text-style-name="P3" draw:layer="layout" svg:width="1.524cm" svg:height="1.016cm" svg:x="3.664cm" svg:y="0.108cm">
          <text:p text:style-name="P1"><text:span text:style-name="T1">213</text:span></text:p>
        </draw:rect>
        <draw:rect draw:style-name="gr3" draw:text-style-name="P3" draw:layer="layout" svg:width="1.524cm" svg:height="1.016cm" svg:x="5.188cm" svg:y="0.108cm">
          <text:p text:style-name="P1"><text:span text:style-name="T1">222</text:span></text:p>
        </draw:rect>
        <draw:rect draw:style-name="gr3" draw:text-style-name="P3" draw:layer="layout" svg:width="1.524cm" svg:height="1.016cm" svg:x="6.712cm" svg:y="0.108cm">
          <text:p text:style-name="P1"><text:span text:style-name="T1">216</text:span></text:p>
        </draw:rect>
        <draw:rect draw:style-name="gr3" draw:text-style-name="P3" draw:layer="layout" svg:width="1.524cm" svg:height="1.016cm" svg:x="8.236cm" svg:y="0.108cm">
          <text:p text:style-name="P1"><text:span text:style-name="T1">270</text:span></text:p>
        </draw:rect>
        <draw:rect draw:style-name="gr3" draw:text-style-name="P3" draw:layer="layout" svg:width="1.524cm" svg:height="1.016cm" svg:x="9.76cm" svg:y="0.108cm">
          <text:p text:style-name="P1"><text:span text:style-name="T1">251</text:span></text:p>
        </draw:rect>
        <draw:rect draw:style-name="gr3" draw:text-style-name="P3" draw:layer="layout" svg:width="1.524cm" svg:height="1.016cm" svg:x="11.284cm" svg:y="0.108cm">
          <text:p text:style-name="P1"><text:span text:style-name="T1">288</text:span></text:p>
        </draw:rect>
        <draw:frame draw:style-name="gr4" draw:text-style-name="P5" draw:layer="layout" svg:width="0.697cm" svg:height="0.64cm" svg:x="0.227cm" svg:y="1.124cm">
          <draw:text-box>
            <text:p text:style-name="P4"><text:span text:style-name="T2">1</text:span></text:p>
          </draw:text-box>
        </draw:frame>
        <draw:frame draw:style-name="gr4" draw:text-style-name="P5" draw:layer="layout" svg:width="0.697cm" svg:height="0.64cm" svg:x="1.228cm" svg:y="1.124cm">
          <draw:text-box>
            <text:p text:style-name="P4"><text:span text:style-name="T2">1</text:span></text:p>
          </draw:text-box>
        </draw:frame>
        <draw:frame draw:style-name="gr4" draw:text-style-name="P5" draw:layer="layout" svg:width="0.697cm" svg:height="0.64cm" svg:x="2.529cm" svg:y="1.124cm">
          <draw:text-box>
            <text:p text:style-name="P4"><text:span text:style-name="T2">3</text:span></text:p>
          </draw:text-box>
        </draw:frame>
        <draw:frame draw:style-name="gr4" draw:text-style-name="P5" draw:layer="layout" svg:width="0.697cm" svg:height="0.64cm" svg:x="11.73cm" svg:y="1.124cm">
          <draw:text-box>
            <text:p text:style-name="P4"><text:span text:style-name="T2">3</text:span></text:p>
          </draw:text-box>
        </draw:frame>
        <draw:frame draw:style-name="gr4" draw:text-style-name="P5" draw:layer="layout" svg:width="0.989cm" svg:height="0.64cm" svg:x="6.231cm" svg:y="1.124cm">
          <draw:text-box>
            <text:p text:style-name="P4"><text:span text:style-name="T2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3.056cm" fo:page-height="1.67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4-05T19:58:59</dc:date>
    <dc:language>en-US</dc:language>
    <meta:editing-cycles>6</meta:editing-cycles>
    <meta:editing-duration>PT27M1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